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e Printer" svg:font-family="'Line Printer'"/>
    <style:font-face style:name="Arial" svg:font-family="Arial" style:font-family-generic="swiss"/>
    <style:font-face style:name="DejaVu Sans Condensed1" svg:font-family="'DejaVu Sans Condensed'" style:font-family-generic="swiss"/>
    <style:font-face style:name=",Times New Roman" svg:font-family="',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" svg:font-family="Helv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auto"/>
    </style:style>
    <style:style style:name="T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Änderungen von der rsc-Compilerversion 1.12 zur Version 1.13</text:p>
      <text:p text:style-name="Heading"/>
      <text:p text:style-name="GA_20_Grund_20_-_20_Absatzlayout_20_V1.5-LSLP8">- Die Länge eines Strings in den Extradaten hat sich verändert.</text:p>
      <text:p text:style-name="GA_20_Grund_20_-_20_Absatzlayout_20_V1.5-LSLP8">- Das Schlüsselwort RESOURCE kann angegeben werden.</text:p>
      <text:p text:style-name="GA_20_Grund_20_-_20_Absatzlayout_20_V1.5-LSLP8">- Die Klasse InfoBox wurde gestrichen, sie kann über MessageBox definiert werden.</text:p>
      <text:p text:style-name="GA_20_Grund_20_-_20_Absatzlayout_20_V1.5-LSLP8">- Die Klasse String kann jetzt als lokale Ressource angegeben werden.</text:p>
      <text:p text:style-name="GA_20_Grund_20_-_20_Absatzlayout_20_V1.5-LSLP8">- Die Abkürzung ID für IDENTIFIER wurde gestrichen.</text:p>
      <text:p text:style-name="GA_20_Grund_20_-_20_Absatzlayout_20_V1.5-LSLP8">- Anstelle von ENABLE gibt es jetzt DISABLE mit gegenteiliger Bedeutung.</text:p>
      <text:p text:style-name="GA_20_Grund_20_-_20_Absatzlayout_20_V1.5-LSLP8">- Anstelle von VISIBLE gibt es jetzt HIDE mit gegenteiliger Bedeutung.</text:p>
      <text:p text:style-name="GA_20_Grund_20_-_20_Absatzlayout_20_V1.5-LSLP8">- Jede Konstruktion mit Hilfen von AUTO_ID wurde gestrichen.</text:p>
      <text:p text:style-name="GA_20_Grund_20_-_20_Absatzlayout_20_V1.5-LSLP8">- Anstelle von Justify = LEFT oder CENTER oder RIGHT wird jetzt Left = TRUE oder Center = TRUE oder Right = TRUE geschrieben.</text:p>
      <text:p text:style-name="GA_20_Grund_20_-_20_Absatzlayout_20_V1.5-LSLP8">- Innerhalb der Klasse Brush heißt es statt</text:p>
      <text:p text:style-name="GA_20_Grund_20_-_20_Absatzlayout_20_V1.5-LSLP8"><text:tab/>Color BRUSHCOLOR {...}; jetzt</text:p>
      <text:p text:style-name="GA_20_Grund_20_-_20_Absatzlayout_20_V1.5-LSLP8"><text:tab/>BrushColor = Color { ... };</text:p>
      <text:p text:style-name="GA_20_Grund_20_-_20_Absatzlayout_20_V1.5-LSLP8"><text:s text:c="2"/>und statt</text:p>
      <text:p text:style-name="GA_20_Grund_20_-_20_Absatzlayout_20_V1.5-LSLP8"><text:tab/>Color FILLCOLOR { ... }; jetzt</text:p>
      <text:p text:style-name="GA_20_Grund_20_-_20_Absatzlayout_20_V1.5-LSLP8"><text:tab/>FillColor = Color { ... };</text:p>
      <text:p text:style-name="GA_20_Grund_20_-_20_Absatzlayout_20_V1.5-LSLP8">- Innerhalb der Klasse Pen heißt es statt</text:p>
      <text:p text:style-name="GA_20_Grund_20_-_20_Absatzlayout_20_V1.5-LSLP8"><text:tab/>Color { ... }; jetzt</text:p>
      <text:p text:style-name="GA_20_Grund_20_-_20_Absatzlayout_20_V1.5-LSLP8"><text:tab/>PenColor = Color { ... };</text:p>
      <text:p text:style-name="GA_20_Grund_20_-_20_Absatzlayout_20_V1.5-LSLP8">- Innerhalb der Klasse MapMode sind die Schlüsselwörter HORIZONTALSCALE und VERTICALSCAL weggefallen. XSCALE und YSCALE sind jetzt Tupel.</text:p>
      <text:p text:style-name="GA_20_Grund_20_-_20_Absatzlayout_20_V1.5-LSLP8">- Innerhalb der Klasse Accelerator heißt es statt</text:p>
      <text:p text:style-name="GA_20_Grund_20_-_20_Absatzlayout_20_V1.5-LSLP8"><text:tab/>Accelerator {</text:p>
      <text:p text:style-name="GA_20_Grund_20_-_20_Absatzlayout_20_V1.5-LSLP8"><text:tab/><text:tab/>AcceleratorKey { ... };</text:p>
      <text:p text:style-name="GA_20_Grund_20_-_20_Absatzlayout_20_V1.5-LSLP8"><text:tab/><text:tab/>AcceleratorKey { ... };</text:p>
      <text:p text:style-name="GA_20_Grund_20_-_20_Absatzlayout_20_V1.5-LSLP8"><text:tab/><text:tab/><text:tab/><text:tab/>.</text:p>
      <text:p text:style-name="GA_20_Grund_20_-_20_Absatzlayout_20_V1.5-LSLP8"><text:tab/><text:tab/><text:tab/><text:tab/>.</text:p>
      <text:p text:style-name="GA_20_Grund_20_-_20_Absatzlayout_20_V1.5-LSLP8"><text:tab/><text:tab/><text:tab/><text:tab/>.</text:p>
      <text:p text:style-name="GA_20_Grund_20_-_20_Absatzlayout_20_V1.5-LSLP8"><text:tab/>}; jetzt</text:p>
      <text:p text:style-name="GA_20_Grund_20_-_20_Absatzlayout_20_V1.5-LSLP8"><text:tab/>Accelerator {</text:p>
      <text:p text:style-name="GA_20_Grund_20_-_20_Absatzlayout_20_V1.5-LSLP8"><text:tab/><text:tab/>KeyList = {</text:p>
      <text:p text:style-name="GA_20_Grund_20_-_20_Absatzlayout_20_V1.5-LSLP8"><text:tab/><text:tab/><text:tab/>AcceleratorKey { ... };</text:p>
      <text:p text:style-name="GA_20_Grund_20_-_20_Absatzlayout_20_V1.5-LSLP8"><text:tab/><text:tab/><text:tab/>AcceleratorKey { ... };</text:p>
      <text:p text:style-name="GA_20_Grund_20_-_20_Absatzlayout_20_V1.5-LSLP8"><text:tab/><text:tab/>};</text:p>
      <text:p text:style-name="GA_20_Grund_20_-_20_Absatzlayout_20_V1.5-LSLP8"><text:tab/>};</text:p>
      <text:p text:style-name="GA_20_Grund_20_-_20_Absatzlayout_20_V1.5-LSLP8">- Innerhalb der Klasse AcceleratorKey heißt es statt</text:p>
      <text:p text:style-name="GA_20_Grund_20_-_20_Absatzlayout_20_V1.5-LSLP8"><text:tab/>AcceleratorKey {</text:p>
      <text:p text:style-name="GA_20_Grund_20_-_20_Absatzlayout_20_V1.5-LSLP8"><text:tab/><text:tab/>Accelerator { ... };</text:p>
      <text:p text:style-name="GA_20_Grund_20_-_20_Absatzlayout_20_V1.5-LSLP8"><text:tab/>}; jetzt</text:p>
      <text:p text:style-name="GA_20_Grund_20_-_20_Absatzlayout_20_V1.5-LSLP8"><text:tab/>AcceleratorKey {</text:p>
      <text:p text:style-name="GA_20_Grund_20_-_20_Absatzlayout_20_V1.5-LSLP8"><text:tab/><text:tab/>SubAccelerator = Accelerator { ... };</text:p>
      <text:p text:style-name="GA_20_Grund_20_-_20_Absatzlayout_20_V1.5-LSLP8"><text:tab/>};</text:p>
      <text:p text:style-name="GA_20_Grund_20_-_20_Absatzlayout_20_V1.5-LSLP8">- Innerhalb der Klasse OutputDevice heißt es statt</text:p>
      <text:p text:style-name="GA_20_Grund_20_-_20_Absatzlayout_20_V1.5-LSLP8"><text:tab/>OutputDevice {</text:p>
      <text:p text:style-name="GA_20_Grund_20_-_20_Absatzlayout_20_V1.5-LSLP8"><text:tab/><text:tab/>Pen { ... };</text:p>
      <text:p text:style-name="GA_20_Grund_20_-_20_Absatzlayout_20_V1.5-LSLP8"><text:tab/><text:tab/>Brush BACKGROUNDBRUSH { ... };</text:p>
      <text:p text:style-name="GA_20_Grund_20_-_20_Absatzlayout_20_V1.5-LSLP8"><text:tab/><text:tab/>Brush FILLINBRUSH { ... };</text:p>
      <text:p text:style-name="GA_20_Grund_20_-_20_Absatzlayout_20_V1.5-LSLP8"><text:tab/><text:tab/>Font { ... };</text:p>
      <text:p text:style-name="GA_20_Grund_20_-_20_Absatzlayout_20_V1.5-LSLP8"><text:soft-page-break/><text:tab/><text:tab/>MapMode { ... };</text:p>
      <text:p text:style-name="GA_20_Grund_20_-_20_Absatzlayout_20_V1.5-LSLP8"><text:tab/>}; jetzt</text:p>
      <text:p text:style-name="GA_20_Grund_20_-_20_Absatzlayout_20_V1.5-LSLP8"><text:tab/>OutputDevice {</text:p>
      <text:p text:style-name="GA_20_Grund_20_-_20_Absatzlayout_20_V1.5-LSLP8"><text:tab/><text:tab/>OutputPen = Pen { ... };</text:p>
      <text:p text:style-name="GA_20_Grund_20_-_20_Absatzlayout_20_V1.5-LSLP8"><text:tab/><text:tab/>BackGroundBrush = Brush { ... };</text:p>
      <text:p text:style-name="GA_20_Grund_20_-_20_Absatzlayout_20_V1.5-LSLP8"><text:tab/><text:tab/>FillInBrush = Brush { ... };</text:p>
      <text:p text:style-name="GA_20_Grund_20_-_20_Absatzlayout_20_V1.5-LSLP8"><text:tab/><text:tab/>OutputFont = Font { ... };</text:p>
      <text:p text:style-name="GA_20_Grund_20_-_20_Absatzlayout_20_V1.5-LSLP8"><text:tab/><text:tab/>OutputMapMode = MapMode { ... };</text:p>
      <text:p text:style-name="GA_20_Grund_20_-_20_Absatzlayout_20_V1.5-LSLP8"><text:tab/>};</text:p>
      <text:p text:style-name="GA_20_Grund_20_-_20_Absatzlayout_20_V1.5-LSLP8">- Innerhalb der Klasse Window heißt es statt</text:p>
      <text:p text:style-name="GA_20_Grund_20_-_20_Absatzlayout_20_V1.5-LSLP8"><text:tab/>Window {</text:p>
      <text:p text:style-name="GA_20_Grund_20_-_20_Absatzlayout_20_V1.5-LSLP8"><text:tab/><text:tab/>Pointer { ... };</text:p>
      <text:p text:style-name="GA_20_Grund_20_-_20_Absatzlayout_20_V1.5-LSLP8"><text:tab/>}; jetzt</text:p>
      <text:p text:style-name="GA_20_Grund_20_-_20_Absatzlayout_20_V1.5-LSLP8"><text:tab/>WindowPointer = Pointer { ... };</text:p>
      <text:p text:style-name="GA_20_Grund_20_-_20_Absatzlayout_20_V1.5-LSLP8">- Das Schlüsselwort FOCUS wurde gestrichen.</text:p>
      <text:p text:style-name="GA_20_Grund_20_-_20_Absatzlayout_20_V1.5-LSLP8">- Windows die automatisch geladen werden sollen werden jetzt durch</text:p>
      <text:p text:style-name="GA_20_Grund_20_-_20_Absatzlayout_20_V1.5-LSLP8"><text:tab/>Window {</text:p>
      <text:p text:style-name="GA_20_Grund_20_-_20_Absatzlayout_20_V1.5-LSLP8"><text:tab/><text:tab/>WinChilds = {</text:p>
      <text:p text:style-name="GA_20_Grund_20_-_20_Absatzlayout_20_V1.5-LSLP8"><text:tab/><text:tab/><text:tab/>FixedText { ... };</text:p>
      <text:p text:style-name="GA_20_Grund_20_-_20_Absatzlayout_20_V1.5-LSLP8"><text:tab/><text:tab/><text:tab/>FixedText { ... };</text:p>
      <text:p text:style-name="GA_20_Grund_20_-_20_Absatzlayout_20_V1.5-LSLP8"><text:tab/><text:tab/>};</text:p>
      <text:p text:style-name="GA_20_Grund_20_-_20_Absatzlayout_20_V1.5-LSLP8"><text:tab/>}; spezifiziert.</text:p>
      <text:p text:style-name="GA_20_Grund_20_-_20_Absatzlayout_20_V1.5-LSLP8">- Innerhalb der Klasse WorkWindow heißt es statt</text:p>
      <text:p text:style-name="GA_20_Grund_20_-_20_Absatzlayout_20_V1.5-LSLP8"><text:tab/>WorkWindow {</text:p>
      <text:p text:style-name="GA_20_Grund_20_-_20_Absatzlayout_20_V1.5-LSLP8"><text:tab/><text:tab/>Icon { ... };</text:p>
      <text:p text:style-name="GA_20_Grund_20_-_20_Absatzlayout_20_V1.5-LSLP8"><text:tab/>}; jetzt</text:p>
      <text:p text:style-name="GA_20_Grund_20_-_20_Absatzlayout_20_V1.5-LSLP8"><text:tab/>WorkWindow {</text:p>
      <text:p text:style-name="GA_20_Grund_20_-_20_Absatzlayout_20_V1.5-LSLP8"><text:tab/><text:tab/>WorkWindowIcon = Icon { ... };</text:p>
      <text:p text:style-name="GA_20_Grund_20_-_20_Absatzlayout_20_V1.5-LSLP8"><text:tab/>};</text:p>
      <text:p text:style-name="GA_20_Grund_20_-_20_Absatzlayout_20_V1.5-LSLP8">- In der Klasse DialogBox wird</text:p>
      <text:p text:style-name="GA_20_Grund_20_-_20_Absatzlayout_20_V1.5-LSLP8"><text:tab/>Mode = SYSTEMMODAL oder Mode = APPLICATIONMODAL durch</text:p>
      <text:p text:style-name="GA_20_Grund_20_-_20_Absatzlayout_20_V1.5-LSLP8"><text:tab/>AppModal = TRUE oder SysModal = TRUE ersetzt.</text:p>
      <text:p text:style-name="GA_20_Grund_20_-_20_Absatzlayout_20_V1.5-LSLP8"/>
      <text:p text:style-name="GA_20_Grund_20_-_20_Absatzlayout_20_V1.5-LSLP8">- Innerhalb der Klasse Menu heißt es statt</text:p>
      <text:p text:style-name="GA_20_Grund_20_-_20_Absatzlayout_20_V1.5-LSLP8"><text:tab/>Menu {</text:p>
      <text:p text:style-name="GA_20_Grund_20_-_20_Absatzlayout_20_V1.5-LSLP8"><text:tab/><text:tab/>MenuItem { ... };</text:p>
      <text:p text:style-name="GA_20_Grund_20_-_20_Absatzlayout_20_V1.5-LSLP8"><text:tab/><text:tab/>MenuItem { ... };</text:p>
      <text:p text:style-name="GA_20_Grund_20_-_20_Absatzlayout_20_V1.5-LSLP8"><text:tab/><text:tab/><text:tab/><text:tab/>.</text:p>
      <text:p text:style-name="GA_20_Grund_20_-_20_Absatzlayout_20_V1.5-LSLP8"><text:tab/><text:tab/><text:tab/><text:tab/>.</text:p>
      <text:p text:style-name="GA_20_Grund_20_-_20_Absatzlayout_20_V1.5-LSLP8"><text:tab/><text:tab/><text:tab/><text:tab/>.</text:p>
      <text:p text:style-name="GA_20_Grund_20_-_20_Absatzlayout_20_V1.5-LSLP8"><text:tab/>}; jetzt</text:p>
      <text:p text:style-name="GA_20_Grund_20_-_20_Absatzlayout_20_V1.5-LSLP8"><text:tab/>Menu {</text:p>
      <text:p text:style-name="GA_20_Grund_20_-_20_Absatzlayout_20_V1.5-LSLP8"><text:tab/><text:tab/>ItemList = {</text:p>
      <text:p text:style-name="GA_20_Grund_20_-_20_Absatzlayout_20_V1.5-LSLP8"><text:tab/><text:tab/><text:tab/>MenuItem { ... };</text:p>
      <text:p text:style-name="GA_20_Grund_20_-_20_Absatzlayout_20_V1.5-LSLP8"><text:tab/><text:tab/><text:tab/>MenuItem { ... };</text:p>
      <text:p text:style-name="GA_20_Grund_20_-_20_Absatzlayout_20_V1.5-LSLP8"><text:tab/><text:tab/>};</text:p>
      <text:p text:style-name="GA_20_Grund_20_-_20_Absatzlayout_20_V1.5-LSLP8"><text:tab/>};</text:p>
      <text:p text:style-name="GA_20_Grund_20_-_20_Absatzlayout_20_V1.5-LSLP8">und statt</text:p>
      <text:p text:style-name="GA_20_Grund_20_-_20_Absatzlayout_20_V1.5-LSLP8"><text:tab/>Menu { ... Separator; ... }; jetzt</text:p>
      <text:p text:style-name="GA_20_Grund_20_-_20_Absatzlayout_20_V1.5-LSLP8"><text:tab/>Menu { ...</text:p>
      <text:p text:style-name="GA_20_Grund_20_-_20_Absatzlayout_20_V1.5-LSLP8"><text:soft-page-break/><text:tab/><text:tab/>MenuItem { Seperator = TRUE; };</text:p>
      <text:p text:style-name="GA_20_Grund_20_-_20_Absatzlayout_20_V1.5-LSLP8"><text:tab/><text:tab/>...</text:p>
      <text:p text:style-name="GA_20_Grund_20_-_20_Absatzlayout_20_V1.5-LSLP8"><text:tab/>};</text:p>
      <text:p text:style-name="GA_20_Grund_20_-_20_Absatzlayout_20_V1.5-LSLP8">- Innerhalb der Klasse MenuItem heißt es statt</text:p>
      <text:p text:style-name="GA_20_Grund_20_-_20_Absatzlayout_20_V1.5-LSLP8"><text:tab/>MenuItem {</text:p>
      <text:p text:style-name="GA_20_Grund_20_-_20_Absatzlayout_20_V1.5-LSLP8"><text:tab/><text:tab/>Menu { ... };</text:p>
      <text:p text:style-name="GA_20_Grund_20_-_20_Absatzlayout_20_V1.5-LSLP8"><text:tab/>}; jetzt</text:p>
      <text:p text:style-name="GA_20_Grund_20_-_20_Absatzlayout_20_V1.5-LSLP8"><text:tab/>MenuItem {</text:p>
      <text:p text:style-name="GA_20_Grund_20_-_20_Absatzlayout_20_V1.5-LSLP8"><text:tab/><text:tab/>SubMenu = Menu { ... };</text:p>
      <text:p text:style-name="GA_20_Grund_20_-_20_Absatzlayout_20_V1.5-LSLP8"><text:tab/>};</text:p>
      <text:p text:style-name="GA_20_Grund_20_-_20_Absatzlayout_20_V1.5-LSLP8">- Innerhalb der Klasse ListBox heißt es statt</text:p>
      <text:p text:style-name="GA_20_Grund_20_-_20_Absatzlayout_20_V1.5-LSLP8"><text:tab/>ListBox {</text:p>
      <text:p text:style-name="GA_20_Grund_20_-_20_Absatzlayout_20_V1.5-LSLP8"><text:tab/><text:tab/>StringList = "Ich", "heiße", "Eddie";</text:p>
      <text:p text:style-name="GA_20_Grund_20_-_20_Absatzlayout_20_V1.5-LSLP8"><text:tab/>}; jetzt</text:p>
      <text:p text:style-name="GA_20_Grund_20_-_20_Absatzlayout_20_V1.5-LSLP8"><text:tab/>ListBox {</text:p>
      <text:p text:style-name="GA_20_Grund_20_-_20_Absatzlayout_20_V1.5-LSLP8"><text:tab/><text:tab/>StringList = { "Ich"; "heiße"; "Eddie"; };</text:p>
      <text:p text:style-name="GA_20_Grund_20_-_20_Absatzlayout_20_V1.5-LSLP8"><text:tab/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e Printer" svg:font-family="'Line Printer'"/>
    <style:font-face style:name="Arial" svg:font-family="Arial" style:font-family-generic="swiss"/>
    <style:font-face style:name="DejaVu Sans Condensed1" svg:font-family="'DejaVu Sans Condensed'" style:font-family-generic="swiss"/>
    <style:font-face style:name=",Times New Roman" svg:font-family="',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" svg:font-family="Helv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cm" style:line-height-at-least="0.423cm" fo:text-align="start" style:justify-single-word="false" fo:keep-together="auto" fo:text-indent="0cm" style:auto-text-indent="false" fo:keep-with-next="always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font-name="Arial1" fo:font-size="14pt" style:font-size-asian="14pt" style:font-name-complex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DejaVu Sans Condensed1"/>
    </style:style>
    <style:style style:name="GA_20_Grund_20_-_20_Absatzlayout_20_V1.5-LSLP8" style:display-name="GA Grund - Absatzlayout V1.5-LSLP8" style:family="paragraph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GR_20_Grundabsatzlayout-rechtsbündig" style:display-name="GR Grundabsatzlayout-rechtsbündig" style:family="paragraph">
      <style:paragraph-properties fo:margin-left="0cm" fo:margin-right="0cm" fo:margin-top="0cm" fo:margin-bottom="0cm" style:line-height-at-least="0.423cm" fo:text-align="end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LI_20_Listing" style:display-name="LI Listing" style:family="paragraph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Line Printer" fo:font-size="11.5pt" fo:language="de" fo:country="DE" style:font-name-asian="Times New Roman" style:font-size-asian="11.5pt" style:font-name-complex="Line Printer" style:font-size-complex="10pt" fo:hyphenate="false" fo:hyphenation-remain-char-count="2" fo:hyphenation-push-char-count="2"/>
    </style:style>
    <style:style style:name="U1_20_Überschrift_20_X." style:display-name="U1 Überschrift X." style:family="paragraph" style:list-style-name="WW8Num1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U2_20_Überschrift_20_X.X." style:display-name="U2 Überschrift X.X." style:family="paragraph" style:list-style-name="WW8Num1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U3_20_Überschrift_20_X.X.X." style:display-name="U3 Überschrift X.X.X." style:family="paragraph" style:list-style-name="WW8Num1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U4_20_Überschrift_20_X.X.X.X." style:display-name="U4 Überschrift X.X.X.X." style:family="paragraph" style:list-style-name="WW8Num1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U5_20_Überschrift_20_X.X.X.X.X." style:display-name="U5 Überschrift X.X.X.X.X." style:family="paragraph" style:list-style-name="WW8Num1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E1_20_Einrückung_20_4_20_Sp_20__2f__20_4_20_Sp" style:display-name="E1 Einrückung 4 Sp / 4 Sp" style:family="paragraph">
      <style:paragraph-properties fo:margin-left="1.016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E2_20_Einrückung_20_8_20_Sp_20__2f__20_8_20_Sp" style:display-name="E2 Einrückung 8 Sp / 8 Sp" style:family="paragraph">
      <style:paragraph-properties fo:margin-left="2.028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E3_20_Einrückung_20_0_20_Sp_20__2f__20_4_20_Sp" style:display-name="E3 Einrückung 0 Sp / 4 Sp" style:family="paragraph">
      <style:paragraph-properties fo:margin-left="0.995cm" fo:margin-right="0cm" fo:margin-top="0cm" fo:margin-bottom="0cm" style:line-height-at-least="0.423cm" fo:text-align="start" style:justify-single-word="false" fo:keep-together="auto" fo:orphans="0" fo:widows="0" fo:hyphenation-ladder-count="no-limit" fo:text-indent="-0.995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E4_20_Einrückung_20_4_20_Sp_20__2f__20_8_20_Sp" style:display-name="E4 Einrückung 4 Sp / 8 Sp" style:family="paragraph">
      <style:paragraph-properties fo:margin-left="2.028cm" fo:margin-right="0cm" fo:margin-top="0cm" fo:margin-bottom="0cm" style:line-height-at-least="0.423cm" fo:text-align="start" style:justify-single-word="false" fo:keep-together="auto" fo:orphans="0" fo:widows="0" fo:hyphenation-ladder-count="no-limit" fo:text-indent="-1.03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FP_20_Funktionsparameter" style:display-name="FP Funktionsparameter" style:family="paragraph">
      <style:paragraph-properties fo:margin-left="5.099cm" fo:margin-right="0cm" fo:margin-top="0cm" fo:margin-bottom="0cm" style:line-height-at-least="0.423cm" fo:text-align="start" style:justify-single-word="false" fo:keep-together="auto" fo:orphans="0" fo:widows="0" fo:hyphenation-ladder-count="no-limit" fo:text-indent="-5.099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IV_20_Inhaltsverzeichnis" style:display-name="IV Inhaltsverzeichnis" style:family="paragraph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3.499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SV_20_Stichwortverzeichnis" style:display-name="SV Stichwortverzeichnis" style:family="paragraph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6.604cm" style:type="right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F1_20_Fettschrift_20_einzeilig" style:display-name="F1 Fettschrift einzeilig" style:family="paragraph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PL_20_Punktliste" style:display-name="PL Punktliste" style:family="paragraph">
      <style:paragraph-properties fo:margin-left="0.995cm" fo:margin-right="0cm" fo:margin-top="0cm" fo:margin-bottom="0cm" style:line-height-at-least="0.423cm" fo:text-align="start" style:justify-single-word="false" fo:keep-together="auto" fo:orphans="0" fo:widows="0" fo:hyphenation-ladder-count="no-limit" fo:text-indent="-0.995cm" style:auto-text-indent="false">
        <style:tab-stops>
          <style:tab-stop style:position="0.998cm"/>
          <style:tab-stop style:position="1.998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2.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3.9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GA_20_Grundschrift" style:display-name="GA Grundschrift" style:family="text">
      <style:text-properties style:font-name="Times" fo:font-size="10pt" style:font-size-asian="10pt" style:font-name-complex="Times"/>
    </style:style>
    <style:style style:name="T1_20_Tasten" style:display-name="T1 Tasten" style:family="text">
      <style:text-properties style:font-name=",Times New Roman" fo:font-size="13.5pt" style:font-size-asian="13.5pt" style:font-name-complex=",Times New Roman"/>
    </style:style>
    <style:style style:name="F3_20_Helvetia_20_10_20_Pt_20_Fett" style:display-name="F3 Helvetia 10 Pt Fett" style:family="text">
      <style:text-properties style:font-name="Helv" fo:font-size="10pt" style:font-size-asian="10pt" style:font-name-complex="Helv"/>
    </style:style>
    <style:style style:name="F2_20_Helvetica_20_12_20_Pt_20_Fett" style:display-name="F2 Helvetica 12 Pt Fett" style:family="text">
      <style:text-properties style:font-name="Helv" fo:font-size="11.5pt" fo:font-weight="bold" style:font-size-asian="11.5pt" style:font-weight-asian="bold" style:font-name-complex="Helv"/>
    </style:style>
    <style:style style:name="F1_20_Helvetica_20_14_20_Pt_20_Fett" style:display-name="F1 Helvetica 14 Pt Fett" style:family="text">
      <style:text-properties style:font-name="Helv" fo:font-size="13.5pt" fo:font-weight="bold" style:font-size-asian="13.5pt" style:font-weight-asian="bold" style:font-name-complex="Helv"/>
    </style:style>
    <style:style style:name="C1_20_Courier_20_10_20_Pt" style:display-name="C1 Courier 10 Pt" style:family="text">
      <style:text-properties style:font-name="Line Printer" fo:font-size="11.5pt" style:font-size-asian="11.5pt" style:font-name-complex="Line Printer"/>
    </style:style>
    <style:style style:name="H3_20_Helvetia_20_10_20_Pt" style:display-name="H3 Helvetia 10 Pt" style:family="text">
      <style:text-properties style:font-name="Helv" fo:font-size="10pt" style:font-size-asian="10pt" style:font-name-complex="Helv"/>
    </style:style>
    <style:style style:name="H2_20_Helvetica_20_12_20_Pt" style:display-name="H2 Helvetica 12 Pt" style:family="text">
      <style:text-properties style:font-name="Helv" fo:font-size="11.5pt" style:font-size-asian="11.5pt" style:font-name-complex="Helv"/>
    </style:style>
    <style:style style:name="H1_20_Helvetica_20_14_20_Pt" style:display-name="H1 Helvetica 14 Pt" style:family="text">
      <style:text-properties style:font-name="Times" fo:font-size="10pt" style:font-size-asian="10pt" style:font-name-complex="Time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0.001cm" fo:page-height="29.7cm" style:num-format="1" style:print-orientation="portrait" fo:margin-top="0.998cm" fo:margin-bottom="0.651cm" fo:margin-left="4.297cm" fo:margin-right="1.1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19cm" fo:margin-left="0cm" fo:margin-right="0cm" fo:margin-bottom="1.52cm" style:dynamic-spacing="true"/>
      </style:header-style>
      <style:footer-style>
        <style:header-footer-properties fo:min-height="1.847cm" fo:margin-left="0cm" fo:margin-right="0cm" fo:margin-top="1.748cm" style:dynamic-spacing="true"/>
      </style:footer-style>
    </style:page-layout>
    <style:page-layout style:name="Mpm2">
      <style:page-layout-properties fo:page-width="20.001cm" fo:page-height="29.7cm" style:num-format="1" style:print-orientation="portrait" fo:margin-top="2.618cm" fo:margin-bottom="2.498cm" fo:margin-left="4.297cm" fo:margin-right="1.1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file-name text:display="name-and-extension">change.odt</text:file-name><text:file-name text:display="name-and-extension">change.odt</text:file-name><text:tab/><text:span text:style-name="F3_20_Helvetia_20_10_20_Pt_20_Fett">-</text:span><text:span text:style-name="F3_20_Helvetia_20_10_20_Pt_20_Fett"><text:page-number style:num-format="1" text:select-page="current">3</text:page-number></text:span><text:span text:style-name="F3_20_Helvetia_20_10_20_Pt_20_Fett">-</text:span></text:p>
        <text:p text:style-name="Header">?????????????????????????????????????????????????????????????</text:p>
      </style:header>
      <style:footer>
        <text:p text:style-name="Footer"><text:span text:style-name="F3_20_Helvetia_20_10_20_Pt_20_Fett">$Date: <text:s text:c="2"/>05 Jul 1991 13:18:52 <text:s/>$<text:tab/>$Revision: <text:s text:c="2"/>1.1 <text:s/>$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              </dc:title>
    <meta:initial-creator>               </meta:initial-creator>
    <meta:creation-date>2024-04-07T16:13:24</meta:creation-date>
    <dc:date>2024-04-07T16:21:42</dc:date>
    <meta:editing-cycles>2</meta:editing-cycles>
    <meta:editing-duration>P2171DT9H32M33S</meta:editing-duration>
    <meta:generator>OpenOffice/4.1.15$Unix OpenOffice.org_project/4115m2$Build-9813</meta:generator>
    <meta:document-statistic meta:table-count="0" meta:image-count="0" meta:object-count="0" meta:page-count="3" meta:paragraph-count="116" meta:word-count="534" meta:character-count="3094"/>
    <dc:creator>Matthias Seidel</dc:creator>
  </office:meta>
</office:document-meta>
</file>